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08CD1AA57DF2A64EF47.png" manifest:media-type="image/png"/>
  <manifest:file-entry manifest:full-path="Pictures/10000201000002120000013540418C5CA37B7155.png" manifest:media-type="image/png"/>
  <manifest:file-entry manifest:full-path="Pictures/10000201000001D000000099023670FBE6D88A1E.png" manifest:media-type="image/png"/>
  <manifest:file-entry manifest:full-path="Pictures/1000020100000150000001FE0E6B54B215923FE7.png" manifest:media-type="image/png"/>
  <manifest:file-entry manifest:full-path="Pictures/100002010000010000000187853BDFAEC3639741.png" manifest:media-type="image/png"/>
  <manifest:file-entry manifest:full-path="Pictures/1000020100000258000001B528C3970771C630B8.png" manifest:media-type="image/png"/>
  <manifest:file-entry manifest:full-path="Pictures/100002010000032F0000023F72524B3FDB4AD6AD.png" manifest:media-type="image/png"/>
  <manifest:file-entry manifest:full-path="Pictures/1000020100000349000001C0BA46CB656D0D9FD7.png" manifest:media-type="image/png"/>
  <manifest:file-entry manifest:full-path="Pictures/100002010000025100000209396E7ECAAE0F75C3.png" manifest:media-type="image/png"/>
  <manifest:file-entry manifest:full-path="Pictures/100002010000017E000002031A53173D864DD4BC.png" manifest:media-type="image/png"/>
  <manifest:file-entry manifest:full-path="Pictures/10000201000000F20000014545F99C4C9E5AF777.png" manifest:media-type="image/png"/>
  <manifest:file-entry manifest:full-path="Pictures/10000201000003330000021040F0870C78C5E539.png" manifest:media-type="image/png"/>
  <manifest:file-entry manifest:full-path="Pictures/10000201000000F50000012D35CA480599BF2210.png" manifest:media-type="image/png"/>
  <manifest:file-entry manifest:full-path="Pictures/10000201000002270000012A5FB7CD6D8374E87C.png" manifest:media-type="image/png"/>
  <manifest:file-entry manifest:full-path="Pictures/10000201000001530000019D6D98D5D7587A5BCB.png" manifest:media-type="image/png"/>
  <manifest:file-entry manifest:full-path="Pictures/1000020100000271000001A49CCBEA4742A7CC54.png" manifest:media-type="image/png"/>
  <manifest:file-entry manifest:full-path="Pictures/10000201000002E600000137BEC4DB9C1DDBED62.png" manifest:media-type="image/png"/>
  <manifest:file-entry manifest:full-path="Pictures/1000020100000151000001AC230C67470D3A7CD0.png" manifest:media-type="image/png"/>
  <manifest:file-entry manifest:full-path="Pictures/1000020100000082000000B258D56AC57A3C9CEB.png" manifest:media-type="image/png"/>
  <manifest:file-entry manifest:full-path="Pictures/100002010000029B000001E2FAE690A2331AE1D7.png" manifest:media-type="image/png"/>
  <manifest:file-entry manifest:full-path="Pictures/10000201000002D70000019EC54636E47EEC2528.png" manifest:media-type="image/png"/>
  <manifest:file-entry manifest:full-path="Pictures/10000201000001D2000001DF508470B110FEF759.png" manifest:media-type="image/png"/>
  <manifest:file-entry manifest:full-path="Pictures/100002010000013B0000011423A0B99A21A3FE27.png" manifest:media-type="image/png"/>
  <manifest:file-entry manifest:full-path="Pictures/100002010000031D0000021D699934803D0E9166.png" manifest:media-type="image/png"/>
  <manifest:file-entry manifest:full-path="Pictures/1000020100000340000001A4B543EF6802D87970.png" manifest:media-type="image/png"/>
  <manifest:file-entry manifest:full-path="Pictures/1000020100000328000002195514B280782F2ECB.png" manifest:media-type="image/png"/>
  <manifest:file-entry manifest:full-path="Pictures/10000201000002F0000001EADDA1FCC0AA55F8E4.png" manifest:media-type="image/png"/>
  <manifest:file-entry manifest:full-path="Pictures/100002010000028C000001D1F3B23B2BA13F5C2D.png" manifest:media-type="image/png"/>
  <manifest:file-entry manifest:full-path="Pictures/10000201000001320000018FD6B4177762927E13.png" manifest:media-type="image/png"/>
  <manifest:file-entry manifest:full-path="Pictures/100002010000025A0000018DD91BF5F5EB865443.png" manifest:media-type="image/png"/>
  <manifest:file-entry manifest:full-path="Pictures/100002010000018E0000016D229612069CE3C2C9.png" manifest:media-type="image/png"/>
  <manifest:file-entry manifest:full-path="Pictures/100002010000034A00000253ADA271E47D4B8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7.374cm" draw:shadow-opacity="100%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7.492cm" draw:shadow-opacity="100%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4.576cm" fo:min-width="7.12cm" draw:shadow-opacity="100%"/>
    </style:style>
    <style:style style:name="gr6" style:family="graphic" style:parent-style-name="standard">
      <style:graphic-properties draw:fill-color="#ffffff" draw:opacity="100%" draw:textarea-horizontal-align="justify" draw:textarea-vertical-align="middle" draw:auto-grow-height="false" fo:min-height="6.1cm" fo:min-width="7.12cm" draw:shadow-opacity="100%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7.878cm" fo:min-width="5.596cm" draw:shadow-opacity="100%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5.592cm" fo:min-width="5.596cm" draw:shadow-opacity="10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7.116cm" fo:min-width="8.898cm" draw:shadow-opacity="100%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6.1cm" fo:min-width="4.58cm" draw:shadow-opacity="100%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8.132cm" fo:min-width="5.342cm" draw:shadow-opacity="100%"/>
    </style:style>
    <style:style style:name="gr12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6.866cm" draw:shadow-opacity="100%"/>
    </style:style>
    <style:style style:name="gr13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7.882cm" draw:shadow-opacity="100%"/>
    </style:style>
    <style:style style:name="gr14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8.39cm" draw:shadow-opacity="10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4.576cm" fo:min-width="4.326cm" draw:shadow-opacity="10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4.83cm" fo:min-width="4.326cm" draw:shadow-opacity="100%"/>
    </style:style>
    <style:style style:name="gr17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4.834cm" draw:shadow-opacity="100%"/>
    </style:style>
    <style:style style:name="gr18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5.342cm" draw:shadow-opacity="10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6.866cm" draw:shadow-opacity="100%"/>
    </style:style>
    <style:style style:name="gr20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12.708cm" draw:shadow-opacity="100%"/>
    </style:style>
    <style:style style:name="gr21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9.914cm" draw:shadow-opacity="100%"/>
    </style:style>
    <style:style style:name="gr22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14.994cm" draw:shadow-opacity="100%"/>
    </style:style>
    <style:style style:name="gr23" style:family="graphic" style:parent-style-name="standard">
      <style:graphic-properties draw:fill-color="#ffffff" draw:opacity="100%" draw:textarea-horizontal-align="justify" draw:textarea-vertical-align="middle" draw:auto-grow-height="false" fo:min-height="11.688cm" fo:min-width="12.962cm" draw:shadow-opacity="100%"/>
    </style:style>
    <style:style style:name="gr24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32.266cm" draw:shadow-opacity="100%"/>
    </style:style>
    <style:style style:name="gr25" style:family="graphic" style:parent-style-name="standard">
      <style:graphic-properties draw:fill-color="#ffffff" draw:opacity="100%" draw:textarea-horizontal-align="justify" draw:textarea-vertical-align="middle" draw:auto-grow-height="false" fo:min-height="6.354cm" fo:min-width="32.266cm" draw:shadow-opacity="100%"/>
    </style:style>
    <style:style style:name="gr26" style:family="graphic" style:parent-style-name="standard">
      <style:graphic-properties draw:fill-color="#ffffff" draw:opacity="100%" draw:textarea-horizontal-align="justify" draw:textarea-vertical-align="middle" draw:auto-grow-height="false" fo:min-height="2.036cm" fo:min-width="7.374cm" draw:shadow-opacity="100%"/>
    </style:style>
    <style:style style:name="gr27" style:family="graphic" style:parent-style-name="standard">
      <style:graphic-properties draw:fill-color="#ffffff" draw:opacity="100%" draw:textarea-horizontal-align="justify" draw:textarea-vertical-align="middle" draw:auto-grow-height="false" fo:min-height="1.274cm" fo:min-width="2.802cm" draw:shadow-opacity="100%"/>
    </style:style>
    <style:style style:name="gr28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9.406cm" draw:shadow-opacity="100%"/>
    </style:style>
    <style:style style:name="gr29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.29cm" fo:min-width="18.042cm" draw:shadow-opacity="100%"/>
    </style:style>
    <style:style style:name="gr30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18.296cm" draw:shadow-opacity="100%"/>
    </style:style>
    <style:style style:name="gr31" style:family="graphic" style:parent-style-name="standard">
      <style:graphic-properties draw:fill-color="#ffffff" draw:opacity="100%" draw:textarea-horizontal-align="justify" draw:textarea-vertical-align="middle" draw:auto-grow-height="false" fo:min-height="11.688cm" fo:min-width="13.47cm" draw:shadow-opacity="100%"/>
    </style:style>
    <style:style style:name="gr32" style:family="graphic" style:parent-style-name="standard">
      <style:graphic-properties draw:fill-color="#ffffff" draw:opacity="100%" draw:textarea-horizontal-align="justify" draw:textarea-vertical-align="middle" draw:auto-grow-height="false" fo:min-height="5.846cm" fo:min-width="11.184cm" draw:shadow-opacity="100%"/>
    </style:style>
    <style:style style:name="gr33" style:family="graphic" style:parent-style-name="standard">
      <style:graphic-properties draw:fill-color="#ffffff" draw:opacity="100%" draw:textarea-horizontal-align="justify" draw:textarea-vertical-align="middle" draw:auto-grow-height="false" fo:min-height="7.796cm" fo:min-width="11.184cm" draw:shadow-opacity="100%"/>
    </style:style>
    <style:style style:name="gr34" style:family="graphic" style:parent-style-name="standard">
      <style:graphic-properties draw:fill-color="#ffffff" draw:opacity="100%" draw:textarea-horizontal-align="justify" draw:textarea-vertical-align="middle" draw:auto-grow-height="false" fo:min-height="7.796cm" fo:min-width="12.2cm" draw:shadow-opacity="100%"/>
    </style:style>
    <style:style style:name="gr35" style:family="graphic" style:parent-style-name="standard">
      <style:graphic-properties draw:fill-color="#ffffff" draw:opacity="100%" draw:textarea-horizontal-align="justify" draw:textarea-vertical-align="middle" draw:auto-grow-height="false" fo:min-height="11.688cm" fo:min-width="20.582cm" draw:shadow-opacity="100%"/>
    </style:style>
    <style:style style:name="gr36" style:family="graphic" style:parent-style-name="standard">
      <style:graphic-properties draw:textarea-horizontal-align="justify" draw:textarea-vertical-align="middle" draw:auto-grow-height="false" fo:min-height="0.766cm" fo:min-width="16.772cm"/>
    </style:style>
    <style:style style:name="gr37" style:family="graphic" style:parent-style-name="standard">
      <style:graphic-properties draw:textarea-horizontal-align="justify" draw:textarea-vertical-align="middle" draw:auto-grow-height="false" fo:min-height="2.034cm" fo:min-width="16.772cm"/>
    </style:style>
    <style:style style:name="gr38" style:family="graphic" style:parent-style-name="standard">
      <style:graphic-properties draw:textarea-horizontal-align="justify" draw:textarea-vertical-align="middle" draw:auto-grow-height="false" fo:min-height="3.818cm" fo:min-width="1.278cm"/>
    </style:style>
    <style:style style:name="gr39" style:family="graphic" style:parent-style-name="standard">
      <style:graphic-properties draw:fill-color="#ffffff" draw:opacity="100%" draw:textarea-horizontal-align="justify" draw:textarea-vertical-align="middle" draw:auto-grow-height="false" fo:min-height="5.846cm" fo:min-width="11.946cm" draw:shadow-opacity="100%"/>
    </style:style>
    <style:style style:name="gr40" style:family="graphic" style:parent-style-name="standard">
      <style:graphic-properties draw:fill-color="#ffffff" draw:opacity="100%" draw:textarea-horizontal-align="justify" draw:textarea-vertical-align="middle" draw:auto-grow-height="false" fo:min-height="6.354cm" fo:min-width="19.566cm" draw:shadow-opacity="100%"/>
    </style:style>
    <style:style style:name="gr41" style:family="graphic" style:parent-style-name="standard">
      <style:graphic-properties draw:fill-color="#ffffff" draw:opacity="100%" draw:textarea-horizontal-align="justify" draw:textarea-vertical-align="middle" draw:auto-grow-height="false" fo:min-height="2.544cm" fo:min-width="19.566cm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651cm" svg:height="17.801cm" svg:x="7.142cm" svg:y="1.101cm">
          <draw:image xlink:href="Pictures/10000201000001320000018FD6B4177762927E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98cm" svg:height="14.769cm" svg:x="8.382cm" svg:y="2.54cm">
          <draw:image xlink:href="Pictures/10000201000000F20000014545F99C4C9E5AF777.png" xlink:type="simple" xlink:show="embed" xlink:actuate="onLoad">
            <text:p/>
          </draw:image>
        </draw:frame>
        <draw:frame draw:style-name="gr1" draw:text-style-name="P1" draw:layer="layout" svg:width="6.121cm" svg:height="8.382cm" svg:x="19.787cm" svg:y="7.112cm">
          <draw:image xlink:href="Pictures/1000020100000082000000B258D56AC57A3C9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886cm" svg:height="15.096cm" svg:x="0.508cm" svg:y="1.778cm">
          <draw:image xlink:href="Pictures/1000020100000151000001AC230C67470D3A7CD0.png" xlink:type="simple" xlink:show="embed" xlink:actuate="onLoad">
            <text:p/>
          </draw:image>
        </draw:frame>
        <draw:frame draw:style-name="gr1" draw:text-style-name="P1" xml:id="id1" draw:id="id1" draw:layer="layout" svg:width="11.956cm" svg:height="14.566cm" svg:x="14.206cm" svg:y="1.944cm">
          <draw:image xlink:href="Pictures/10000201000001530000019D6D98D5D7587A5B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4cm" svg:height="10.616cm" svg:x="9.777cm" svg:y="4.624cm">
          <draw:image xlink:href="Pictures/10000201000000F50000012D35CA480599BF22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171cm" svg:height="10.969cm" svg:x="1.011cm" svg:y="4.081cm">
          <draw:image xlink:href="Pictures/10000201000002E600000137BEC4DB9C1DDBED62.png" xlink:type="simple" xlink:show="embed" xlink:actuate="onLoad">
            <text:p/>
          </draw:image>
        </draw:frame>
        <draw:custom-shape draw:style-name="gr3" draw:text-style-name="P3" xml:id="id2" draw:id="id2" draw:layer="layout" svg:width="7.874cm" svg:height="7.874cm" svg:x="9.906cm" svg:y="7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992cm" svg:height="7.874cm" svg:x="18.288cm" svg:y="7.0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xml:id="id4" draw:id="id4" draw:layer="layout" svg:width="8.871cm" svg:height="11.96cm" svg:x="-0.743cm" svg:y="0.486cm">
          <draw:image xlink:href="Pictures/100002010000017E000002031A53173D864DD4BC.png" xlink:type="simple" xlink:show="embed" xlink:actuate="onLoad">
            <text:p/>
          </draw:image>
        </draw:frame>
        <draw:frame draw:style-name="gr1" draw:text-style-name="P1" xml:id="id5" draw:id="id5" draw:layer="layout" svg:width="12.887cm" svg:height="11.322cm" svg:x="8.382cm" svg:y="0.254cm">
          <draw:image xlink:href="Pictures/100002010000025100000209396E7ECAAE0F75C3.png" xlink:type="simple" xlink:show="embed" xlink:actuate="onLoad">
            <text:p/>
          </draw:image>
        </draw:frame>
        <draw:frame draw:style-name="gr1" draw:text-style-name="P1" xml:id="id6" draw:id="id6" draw:layer="layout" svg:width="8.846cm" svg:height="8.112cm" svg:x="4.826cm" svg:y="11.938cm">
          <draw:image xlink:href="Pictures/100002010000018E0000016D229612069CE3C2C9.png" xlink:type="simple" xlink:show="embed" xlink:actuate="onLoad">
            <text:p/>
          </draw:image>
        </draw:frame>
        <draw:frame draw:style-name="gr1" draw:text-style-name="P1" xml:id="id7" draw:id="id7" draw:layer="layout" svg:width="10.788cm" svg:height="11.089cm" svg:x="16.764cm" svg:y="9.652cm">
          <draw:image xlink:href="Pictures/10000201000001D2000001DF508470B110FEF7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352cm" svg:height="12.292cm" svg:x="1.524cm" svg:y="0cm">
          <draw:image xlink:href="Pictures/1000020100000340000001A4B543EF6802D87970.png" xlink:type="simple" xlink:show="embed" xlink:actuate="onLoad">
            <text:p/>
          </draw:image>
        </draw:frame>
        <draw:frame draw:style-name="gr1" draw:text-style-name="P1" draw:layer="layout" svg:width="17.213cm" svg:height="9.309cm" svg:x="5.28cm" svg:y="11.411cm">
          <draw:image xlink:href="Pictures/10000201000002270000012A5FB7CD6D8374E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004cm" svg:x="0.097cm" svg:y="1.064cm">
          <draw:image xlink:href="Pictures/100002010000031D0000021D699934803D0E9166.png" xlink:type="simple" xlink:show="embed" xlink:actuate="onLoad">
            <text:p/>
          </draw:image>
        </draw:frame>
        <draw:custom-shape draw:style-name="gr5" draw:text-style-name="P3" xml:id="id8" draw:id="id8" draw:layer="layout" svg:width="7.62cm" svg:height="4.826cm" svg:x="-1.016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7.62cm" svg:height="6.35cm" svg:x="-1.27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5" draw:id="id15" draw:layer="layout" svg:width="7.62cm" svg:height="6.35cm" svg:x="-1.524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2" draw:id="id12" draw:layer="layout" svg:width="6.096cm" svg:height="8.128cm" svg:x="7.62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6.096cm" svg:height="5.842cm" svg:x="7.366cm" svg:y="3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9.398cm" svg:height="7.366cm" svg:x="14.986cm" svg:y="3.0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13" draw:id="id13" draw:layer="layout" svg:width="5.08cm" svg:height="6.35cm" svg:x="14.732cm" svg:y="10.6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4" draw:id="id14" draw:layer="layout" svg:width="5.842cm" svg:height="8.382cm" svg:x="21.336cm" svg:y="10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607cm" svg:x="0.097cm" svg:y="1.262cm">
          <draw:image xlink:href="Pictures/1000020100000328000002195514B280782F2ECB.png" xlink:type="simple" xlink:show="embed" xlink:actuate="onLoad">
            <text:p/>
          </draw:image>
        </draw:frame>
        <draw:custom-shape draw:style-name="gr12" draw:text-style-name="P3" xml:id="id16" draw:id="id16" draw:layer="layout" svg:width="7.366cm" svg:height="5.588cm" svg:x="-0.762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7" draw:id="id17" draw:layer="layout" svg:width="8.382cm" svg:height="5.588cm" svg:x="-0.762cm" svg:y="8.1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9" draw:id="id19" draw:layer="layout" svg:width="8.89cm" svg:height="5.588cm" svg:x="-1.016cm" svg:y="13.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8" draw:id="id18" draw:layer="layout" svg:width="4.826cm" svg:height="4.826cm" svg:x="9.398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20" draw:id="id20" draw:layer="layout" svg:width="4.826cm" svg:height="5.08cm" svg:x="8.636cm" svg:y="8.1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22" draw:id="id22" draw:layer="layout" svg:width="4.826cm" svg:height="5.08cm" svg:x="9.144cm" svg:y="13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3" draw:id="id23" draw:layer="layout" svg:width="5.334cm" svg:height="5.588cm" svg:x="15.748cm" svg:y="10.4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1" draw:id="id21" draw:layer="layout" svg:width="5.842cm" svg:height="7.112cm" svg:x="15.494cm" svg:y="2.7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24" draw:id="id24" draw:layer="layout" svg:width="7.366cm" svg:height="7.112cm" svg:x="21.336cm" svg:y="5.3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611cm" svg:height="17.21cm" svg:x="1.375cm" svg:y="1.262cm">
          <draw:image xlink:href="Pictures/1000020100000271000001A49CCBEA4742A7C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997cm" svg:height="16.401cm" svg:x="2.598cm" svg:y="2.365cm">
          <draw:image xlink:href="Pictures/100002010000028C000001D1F3B23B2BA13F5C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35cm" svg:height="14.325cm" svg:x="5.842cm" svg:y="2.286cm">
          <draw:image xlink:href="Pictures/100002010000013B0000011423A0B99A21A3F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642cm" svg:height="14.602cm" svg:x="1.276cm" svg:y="2.924cm">
          <draw:image xlink:href="Pictures/10000201000002D70000019EC54636E47EEC2528.png" xlink:type="simple" xlink:show="embed" xlink:actuate="onLoad">
            <text:p/>
          </draw:image>
        </draw:frame>
        <draw:custom-shape draw:style-name="gr20" draw:text-style-name="P3" xml:id="id25" draw:id="id25" draw:layer="layout" svg:width="13.208cm" svg:height="7.112cm" svg:x="20.828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484cm" svg:height="16.805cm" svg:x="0.829cm" svg:y="2.062cm">
          <draw:image xlink:href="Pictures/100002010000025A0000018DD91BF5F5EB865443.png" xlink:type="simple" xlink:show="embed" xlink:actuate="onLoad">
            <text:p/>
          </draw:image>
        </draw:frame>
        <draw:custom-shape draw:style-name="gr21" draw:text-style-name="P3" xml:id="id26" draw:id="id26" draw:layer="layout" svg:width="10.414cm" svg:height="7.112cm" svg:x="18.542cm" svg:y="5.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27" draw:id="id27" draw:layer="layout" svg:width="15.494cm" svg:height="7.112cm" svg:x="6.096cm" svg:y="11.1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784cm" svg:x="0.097cm" svg:y="0.674cm">
          <draw:image xlink:href="Pictures/100002010000034A00000253ADA271E47D4B826D.png" xlink:type="simple" xlink:show="embed" xlink:actuate="onLoad">
            <text:p/>
          </draw:image>
        </draw:frame>
        <draw:custom-shape draw:style-name="gr20" draw:text-style-name="P3" xml:id="id28" draw:id="id28" draw:layer="layout" svg:width="13.208cm" svg:height="7.112cm" svg:x="15.748cm" svg:y="2.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xml:id="id29" draw:id="id29" draw:layer="layout" svg:width="13.208cm" svg:height="7.112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xml:id="id30" draw:id="id30" draw:layer="layout" svg:width="13.208cm" svg:height="7.112cm" svg:x="15.748cm" svg:y="11.1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31" draw:id="id31" draw:layer="layout" svg:width="13.462cm" svg:height="11.938cm" svg:x="-0.508cm" svg:y="9.6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526cm" svg:height="17cm" svg:x="2.334cm" svg:y="2.066cm">
          <draw:image xlink:href="Pictures/100002010000029B000001E2FAE690A2331AE1D7.png" xlink:type="simple" xlink:show="embed" xlink:actuate="onLoad">
            <text:p/>
          </draw:image>
        </draw:frame>
        <draw:custom-shape draw:style-name="gr24" draw:text-style-name="P3" xml:id="id33" draw:id="id33" draw:layer="layout" svg:width="32.766cm" svg:height="7.874cm" svg:x="-1.778cm" svg:y="11.6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xml:id="id32" draw:id="id32" draw:layer="layout" svg:width="32.766cm" svg:height="6.604cm" svg:x="-2.032cm" svg:y="4.8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4.914cm" svg:x="0.097cm" svg:y="3.109cm">
          <draw:image xlink:href="Pictures/1000020100000349000001C0BA46CB656D0D9FD7.png" xlink:type="simple" xlink:show="embed" xlink:actuate="onLoad">
            <text:p/>
          </draw:image>
        </draw:frame>
        <draw:custom-shape draw:style-name="gr26" draw:text-style-name="P3" xml:id="id37" draw:id="id37" draw:layer="layout" svg:width="7.874cm" svg:height="2.286cm" svg:x="21.336cm" svg:y="4.0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302cm" svg:height="1.524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34" draw:id="id34" draw:layer="layout" svg:width="9.906cm" svg:height="7.874cm" svg:x="-1.778cm" svg:y="2.7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xml:id="id38" draw:id="id38" draw:layer="layout" svg:width="18.542cm" svg:height="2.54cm" svg:x="12.7cm" svg:y="14.2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xml:id="id36" draw:id="id36" draw:layer="layout" svg:width="18.796cm" svg:height="1.778cm" svg:x="18.034cm" svg:y="11.9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39" draw:id="id39" draw:layer="layout" svg:width="9.906cm" svg:height="7.874cm" svg:x="-2.032cm" svg:y="12.19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35" draw:id="id35" draw:layer="layout" svg:width="13.97cm" svg:height="11.938cm" svg:x="8.128cm" svg:y="5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753cm" svg:x="0.097cm" svg:y="0.689cm">
          <draw:image xlink:href="Pictures/100002010000032F0000023F72524B3FDB4AD6AD.png" xlink:type="simple" xlink:show="embed" xlink:actuate="onLoad">
            <text:p/>
          </draw:image>
        </draw:frame>
        <draw:custom-shape draw:style-name="gr32" draw:text-style-name="P3" xml:id="id40" draw:id="id40" draw:layer="layout" svg:width="11.684cm" svg:height="6.096cm" svg:x="-2.54cm" svg:y="6.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xml:id="id41" draw:id="id41" draw:layer="layout" svg:width="11.684cm" svg:height="8.046cm" svg:x="-4.826cm" svg:y="12.9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xml:id="id42" draw:id="id42" draw:layer="layout" svg:width="12.7cm" svg:height="8.046cm" svg:x="7.366cm" svg:y="14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43" draw:id="id43" draw:layer="layout" svg:width="21.082cm" svg:height="11.938cm" svg:x="10.922cm" svg:y="2.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424cm" svg:height="17.788cm" svg:x="2.954cm" svg:y="1.384cm">
          <draw:image xlink:href="Pictures/1000020100000258000001B528C3970771C630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524cm" svg:height="17.282cm" svg:x="0.835cm" svg:y="1.925cm">
          <draw:image xlink:href="Pictures/10000201000002F0000001EADDA1FCC0AA55F8E4.png" xlink:type="simple" xlink:show="embed" xlink:actuate="onLoad">
            <text:p/>
          </draw:image>
        </draw:frame>
        <draw:custom-shape draw:style-name="gr36" draw:text-style-name="P5" xml:id="id44" draw:id="id44" draw:layer="layout" svg:width="17.272cm" svg:height="1.016cm" draw:transform="rotate (-0.028099800957109) translate (8.4cm 9.002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xml:id="id45" draw:id="id45" draw:layer="layout" svg:width="17.272cm" svg:height="2.284cm" draw:transform="rotate (-0.0352556508902853) translate (8.419cm 10.111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xml:id="id46" draw:id="id46" draw:layer="layout" svg:width="1.778cm" svg:height="4.068cm" draw:transform="rotate (-0.068765972528577) translate (21.469cm 7.055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05cm" svg:x="0.097cm" svg:y="1.541cm">
          <draw:image xlink:href="Pictures/10000201000003330000021040F0870C78C5E539.png" xlink:type="simple" xlink:show="embed" xlink:actuate="onLoad">
            <text:p/>
          </draw:image>
        </draw:frame>
        <draw:custom-shape draw:style-name="gr39" draw:text-style-name="P3" xml:id="id48" draw:id="id48" draw:layer="layout" svg:width="12.446cm" svg:height="6.096cm" svg:x="-1.524cm" svg:y="6.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50" draw:id="id50" draw:layer="layout" svg:width="20.066cm" svg:height="6.604cm" svg:x="18.542cm" svg:y="13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xml:id="id51" draw:id="id51" draw:layer="layout" svg:width="12.446cm" svg:height="6.096cm" svg:x="18.796cm" svg:y="6.60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49" draw:id="id49" draw:layer="layout" svg:width="20.066cm" svg:height="6.604cm" svg:x="-3.302cm" svg:y="13.2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47" draw:id="id47" draw:layer="layout" svg:width="20.066cm" svg:height="2.794cm" svg:x="-1.778cm" svg:y="3.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9.028cm" svg:height="13.79cm" svg:x="9.583cm" svg:y="3.671cm">
          <draw:image xlink:href="Pictures/100002010000010000000187853BDFAEC3639741.png" xlink:type="simple" xlink:show="embed" xlink:actuate="onLoad">
            <text:p/>
          </draw:image>
        </draw:frame>
        <draw:frame draw:style-name="gr1" draw:text-style-name="P1" draw:layer="layout" svg:width="7.791cm" svg:height="10.668cm" svg:x="18.371cm" svg:y="4.572cm">
          <draw:image xlink:href="Pictures/1000020100000082000000B258D56AC57A3C9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xml:id="id52" draw:id="id52" draw:layer="layout" svg:width="8.533cm" svg:height="12.953cm" svg:x="1.627cm" svg:y="3.557cm">
          <draw:image xlink:href="Pictures/1000020100000150000001FE0E6B54B215923FE7.png" xlink:type="simple" xlink:show="embed" xlink:actuate="onLoad">
            <text:p/>
          </draw:image>
        </draw:frame>
        <draw:frame draw:style-name="gr1" draw:text-style-name="P1" xml:id="id55" draw:id="id55" draw:layer="layout" svg:width="11.784cm" svg:height="3.885cm" svg:x="13.462cm" svg:y="15.494cm">
          <draw:image xlink:href="Pictures/10000201000001D000000099023670FBE6D88A1E.png" xlink:type="simple" xlink:show="embed" xlink:actuate="onLoad">
            <text:p/>
          </draw:image>
        </draw:frame>
        <draw:frame draw:style-name="gr1" draw:text-style-name="P1" xml:id="id53" draw:id="id53" draw:layer="layout" svg:width="13.461cm" svg:height="7.847cm" svg:x="13.208cm" svg:y="0.762cm">
          <draw:image xlink:href="Pictures/10000201000002120000013540418C5CA37B7155.png" xlink:type="simple" xlink:show="embed" xlink:actuate="onLoad">
            <text:p/>
          </draw:image>
        </draw:frame>
        <draw:frame draw:style-name="gr1" draw:text-style-name="P1" xml:id="id54" draw:id="id54" draw:layer="layout" svg:width="15.01cm" svg:height="3.555cm" svg:x="12.168cm" svg:y="9.652cm">
          <draw:image xlink:href="Pictures/100002010000024F0000008CD1AA57DF2A64EF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6600" draw:opacity="34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3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21:21:33.765195894</meta:creation-date>
    <dc:date>2018-03-04T18:05:32.197657989</dc:date>
    <meta:editing-duration>PT12H51M48S</meta:editing-duration>
    <meta:editing-cycles>24</meta:editing-cycles>
    <meta:generator>LibreOffice/5.1.6.2$Linux_X86_64 LibreOffice_project/10m0$Build-2</meta:generator>
    <meta:document-statistic meta:object-count="147"/>
  </office:meta>
</office:document-meta>
</file>